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658be" officeooo:paragraph-rsid="001658be"/>
    </style:style>
    <style:style style:name="P2" style:family="paragraph" style:parent-style-name="Standard">
      <style:paragraph-properties fo:text-align="justify" style:justify-single-word="false"/>
      <style:text-properties fo:font-weight="bold" officeooo:rsid="001658be" officeooo:paragraph-rsid="001658be"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E-Cart Online Art Supply Website</text:p>
      <text:p text:style-name="P1">E-Cart is a web application for buying art supplies. A customer can buy single art supplies or shop the available bundles. </text:p>
      <text:p text:style-name="P1"/>
      <text:p text:style-name="P1">When the customer clicks the ‘buy’ button, they should receive an alert that their order has been made. The customer should be able to see their order and make changes to it(edit, delete).</text:p>
      <text:p text:style-name="P1"/>
      <text:p text:style-name="P1">After the customer confirms their order, the inventory should be updated accordingly.</text:p>
      <text:p text:style-name="P1"/>
      <text:p text:style-name="P1">The website should display a carousel of bundle deals and a button to direct the user to said bundle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02T11:34:33.457789527</meta:creation-date>
    <dc:date>2023-08-02T11:41:44.919945880</dc:date>
    <meta:editing-duration>PT7M12S</meta:editing-duration>
    <meta:editing-cycles>1</meta:editing-cycles>
    <meta:document-statistic meta:table-count="0" meta:image-count="0" meta:object-count="0" meta:page-count="1" meta:paragraph-count="5" meta:word-count="90" meta:character-count="530" meta:non-whitespace-character-count="444"/>
    <meta:generator>LibreOffice/7.3.7.2$Linux_X86_64 LibreOffice_project/30$Build-2</meta:generator>
  </office:meta>
</office:document-meta>
</file>